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c9211e" style:font-name="sans-serif" fo:font-size="15pt"/>
    </style:style>
    <style:style style:name="P2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7fbe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dc294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7fbeb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dc294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7fbeb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dc294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7fbe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8ea2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dc29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dc294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dc294" officeooo:paragraph-rsid="001dc29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2de337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2de337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2de337" style:font-weight-asian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2de33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2f8a58" officeooo:paragraph-rsid="002f8a5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2dd906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2de337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1dc294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17fbeb"/>
    </style:style>
    <style:style style:name="P23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officeooo:paragraph-rsid="002de337"/>
    </style:style>
    <style:style style:name="T1" style:family="text">
      <style:text-properties officeooo:rsid="0018adfb"/>
    </style:style>
    <style:style style:name="T2" style:family="text">
      <style:text-properties officeooo:rsid="001ac988"/>
    </style:style>
    <style:style style:name="T3" style:family="text">
      <style:text-properties fo:color="#000000" style:font-name="sans-serif" fo:font-size="15pt" fo:font-weight="bold" officeooo:rsid="0017fbeb" style:font-size-asian="14pt" style:font-weight-asian="bold" style:font-size-complex="14pt" style:font-weight-complex="bold"/>
    </style:style>
    <style:style style:name="T4" style:family="text">
      <style:text-properties fo:color="#000000" style:font-name="sans-serif" fo:font-size="15pt" fo:font-weight="bold" officeooo:rsid="001dc294" style:font-size-asian="14pt" style:font-weight-asian="bold" style:font-size-complex="14pt" style:font-weight-complex="bold"/>
    </style:style>
    <style:style style:name="T5" style:family="text">
      <style:text-properties fo:color="#000000" style:font-name="sans-serif" fo:font-size="15pt" style:text-underline-style="solid" style:text-underline-width="auto" style:text-underline-color="font-color" fo:font-weight="normal" officeooo:rsid="0017fbeb" style:font-weight-asian="normal" style:font-weight-complex="normal"/>
    </style:style>
    <style:style style:name="T6" style:family="text">
      <style:text-properties fo:color="#000000" style:font-name="sans-serif" fo:font-size="14pt" fo:font-weight="normal" officeooo:rsid="0017fbeb" style:font-size-asian="14pt" style:font-weight-asian="normal" style:font-size-complex="14pt" style:font-weight-complex="normal"/>
    </style:style>
    <style:style style:name="T7" style:family="text">
      <style:text-properties fo:color="#000000" style:font-name="sans-serif" fo:font-size="14pt" fo:font-weight="normal" officeooo:rsid="001e767b" style:font-size-asian="14pt" style:font-weight-asian="normal" style:font-size-complex="14pt" style:font-weight-complex="normal"/>
    </style:style>
    <style:style style:name="T8" style:family="text">
      <style:text-properties fo:color="#000000" style:font-name="sans-serif" fo:font-size="14pt" fo:font-weight="normal" officeooo:rsid="0025126d" style:font-size-asian="14pt" style:font-weight-asian="normal" style:font-size-complex="14pt" style:font-weight-complex="normal"/>
    </style:style>
    <style:style style:name="T9" style:family="text">
      <style:text-properties fo:color="#000000" style:font-name="sans-serif" fo:font-size="14pt" fo:font-weight="normal" officeooo:rsid="0026b8a7" style:font-size-asian="14pt" style:font-weight-asian="normal" style:font-size-complex="14pt" style:font-weight-complex="normal"/>
    </style:style>
    <style:style style:name="T10" style:family="text">
      <style:text-properties fo:color="#000000" style:font-name="sans-serif" fo:font-size="14pt" fo:font-weight="normal" officeooo:rsid="00289bf8" style:font-size-asian="14pt" style:font-weight-asian="normal" style:font-size-complex="14pt" style:font-weight-complex="normal"/>
    </style:style>
    <style:style style:name="T11" style:family="text">
      <style:text-properties fo:color="#000000" style:font-name="sans-serif" fo:font-size="14pt" fo:font-weight="normal" officeooo:rsid="0028f864" style:font-size-asian="14pt" style:font-weight-asian="normal" style:font-size-complex="14pt" style:font-weight-complex="normal"/>
    </style:style>
    <style:style style:name="T12" style:family="text">
      <style:text-properties fo:color="#000000" style:font-name="sans-serif" fo:font-size="14pt" fo:font-weight="normal" officeooo:rsid="002f99f7" style:font-size-asian="14pt" style:font-weight-asian="normal" style:font-size-complex="14pt" style:font-weight-complex="normal"/>
    </style:style>
    <style:style style:name="T13" style:family="text">
      <style:text-properties fo:color="#000000" style:font-name="sans-serif" fo:font-size="14pt" fo:font-weight="normal" officeooo:rsid="0030f02b" style:font-size-asian="14pt" style:font-weight-asian="normal" style:font-size-complex="14pt" style:font-weight-complex="normal"/>
    </style:style>
    <style:style style:name="T14" style:family="text">
      <style:text-properties fo:color="#000000" style:font-name="sans-serif" fo:font-size="14pt" fo:font-weight="normal" officeooo:rsid="00314950" style:font-size-asian="14pt" style:font-weight-asian="normal" style:font-size-complex="14pt" style:font-weight-complex="normal"/>
    </style:style>
    <style:style style:name="T15" style:family="text">
      <style:text-properties fo:color="#000000" style:font-name="sans-serif" fo:font-size="14pt" fo:font-weight="normal" officeooo:rsid="00318289" style:font-size-asian="14pt" style:font-weight-asian="normal" style:font-size-complex="14pt" style:font-weight-complex="normal"/>
    </style:style>
    <style:style style:name="T16" style:family="text">
      <style:text-properties fo:color="#000000" style:font-name="sans-serif" fo:font-size="14pt" fo:font-weight="normal" officeooo:rsid="00335f48" style:font-size-asian="14pt" style:font-weight-asian="normal" style:font-size-complex="14pt" style:font-weight-complex="normal"/>
    </style:style>
    <style:style style:name="T17" style:family="text">
      <style:text-properties fo:color="#000000" style:font-name="sans-serif" fo:font-size="14pt" fo:font-weight="normal" officeooo:rsid="0034c642" style:font-size-asian="14pt" style:font-weight-asian="normal" style:font-size-complex="14pt" style:font-weight-complex="normal"/>
    </style:style>
    <style:style style:name="T18" style:family="text">
      <style:text-properties fo:color="#000000" style:font-name="sans-serif" fo:font-size="14pt" fo:font-weight="normal" officeooo:rsid="0035ef27" style:font-size-asian="14pt" style:font-weight-asian="normal" style:font-size-complex="14pt" style:font-weight-complex="normal"/>
    </style:style>
    <style:style style:name="T19" style:family="text">
      <style:text-properties fo:color="#000000" style:font-name="sans-serif" fo:font-size="14pt" fo:font-weight="normal" officeooo:rsid="0038e39e" style:font-size-asian="14pt" style:font-weight-asian="normal" style:font-size-complex="14pt" style:font-weight-complex="normal"/>
    </style:style>
    <style:style style:name="T20" style:family="text">
      <style:text-properties fo:color="#000000" style:font-name="sans-serif" fo:font-size="14pt" fo:font-weight="normal" officeooo:rsid="003a72ce" style:font-size-asian="14pt" style:font-weight-asian="normal" style:font-size-complex="14pt" style:font-weight-complex="normal"/>
    </style:style>
    <style:style style:name="T21" style:family="text">
      <style:text-properties fo:color="#000000" style:font-name="sans-serif" fo:font-size="14pt" fo:font-weight="normal" officeooo:rsid="003bc139" style:font-size-asian="14pt" style:font-weight-asian="normal" style:font-size-complex="14pt" style:font-weight-complex="normal"/>
    </style:style>
    <style:style style:name="T22" style:family="text">
      <style:text-properties fo:color="#000000" style:font-name="sans-serif" fo:font-size="14pt" fo:font-weight="normal" officeooo:rsid="003c57b9" style:font-size-asian="14pt" style:font-weight-asian="normal" style:font-size-complex="14pt" style:font-weight-complex="normal"/>
    </style:style>
    <style:style style:name="T23" style:family="text">
      <style:text-properties fo:color="#000000" style:font-name="sans-serif" fo:font-size="14pt" fo:font-weight="normal" officeooo:rsid="003c5a33" style:font-size-asian="14pt" style:font-weight-asian="normal" style:font-size-complex="14pt" style:font-weight-complex="normal"/>
    </style:style>
    <style:style style:name="T24" style:family="text">
      <style:text-properties fo:color="#d25252" style:font-name="Monospace" fo:font-size="14pt" fo:font-weight="normal" officeooo:rsid="0025126d" fo:background-color="#32393e" loext:char-shading-value="0" style:font-size-asian="14pt" style:font-weight-asian="normal" style:font-size-complex="14pt" style:font-weight-complex="normal"/>
    </style:style>
    <style:style style:name="T25" style:family="text">
      <style:text-properties fo:color="#d8d8d8" style:font-name="Monospace1" fo:font-size="14pt" fo:background-color="#32393e" loext:char-shading-value="0" style:font-size-asian="14pt"/>
    </style:style>
    <style:style style:name="T26" style:family="text">
      <style:text-properties fo:color="#bed6ff" style:font-name="Monospace1" fo:font-size="14pt" fo:background-color="#32393e" loext:char-shading-value="0" style:font-size-asian="14pt"/>
    </style:style>
    <style:style style:name="T27" style:family="text">
      <style:text-properties fo:color="#3eabe6" style:font-name="Monospace1" fo:font-size="14pt" fo:background-color="#32393e" loext:char-shading-value="0" style:font-size-asian="14pt"/>
    </style:style>
    <style:style style:name="T28" style:family="text">
      <style:text-properties fo:color="#ffc600" style:font-name="Monospace1" fo:font-size="14pt" fo:background-color="#32393e" loext:char-shading-value="0" style:font-size-asian="14pt"/>
    </style:style>
    <style:style style:name="T29" style:family="text">
      <style:text-properties officeooo:rsid="002de337"/>
    </style:style>
    <style:style style:name="T30" style:family="text">
      <style:text-properties officeooo:rsid="00372150"/>
    </style:style>
    <style:style style:name="T31" style:family="text">
      <style:text-properties officeooo:rsid="0038e39e"/>
    </style:style>
    <style:style style:name="T32" style:family="text">
      <style:text-properties officeooo:rsid="003a72ce"/>
    </style:style>
    <style:style style:name="T33" style:family="text">
      <style:text-properties officeooo:rsid="003c5a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 Review</text:p>
      <text:p text:style-name="P1"/>
      <text:p text:style-name="P1"/>
      <text:p text:style-name="P3">sprint 1</text:p>
      <text:p text:style-name="P5"/>
      <text:p text:style-name="P7">Ce qui s’est bien passé :</text:p>
      <text:p text:style-name="P7"/>
      <text:p text:style-name="P22"><text:span text:style-name="T6">_ </text:span><text:span text:style-name="T19">J’</text:span><text:span text:style-name="T21">ai découvert et</text:span><text:span text:style-name="T19"> </text:span><text:span text:style-name="T21">je </text:span><text:span text:style-name="T19">suis devenu familier avec</text:span><text:span text:style-name="T6"> </text:span><text:span text:style-name="T22">A</text:span><text:span text:style-name="T6">ngular </text:span><text:span text:style-name="T19">et j’ai </text:span><text:span text:style-name="T20">pu voir les</text:span><text:span text:style-name="T19"> différence</text:span><text:span text:style-name="T20">s</text:span><text:span text:style-name="T19"> avec Thymeleaf</text:span><text:span text:style-name="T6">;</text:span></text:p>
      <text:p text:style-name="P9"/>
      <text:p text:style-name="P22"><text:span text:style-name="T6">_ </text:span><text:span text:style-name="T23">J’ai bien compris comment intégrer postgresql au déploiement de l’application avec Docker.</text:span></text:p>
      <text:p text:style-name="P5"/>
      <text:p text:style-name="P5"/>
      <text:p text:style-name="P7">Ce qui aurait pu aller mieux :</text:p>
      <text:p text:style-name="P7"/>
      <text:p text:style-name="P9">_ J’aurais pu commencer par développer une ui angular plutôt qu’une ui thymeleaf, <text:span text:style-name="T1">cela m’aurait éviter de perdre du temps</text:span>;</text:p>
      <text:p text:style-name="P9"/>
      <text:p text:style-name="P9">_ J’ai mis du temps avant de savoir comment les données des patients pouvaient être initialisées sous docker puis sauvegardées même après arrêt du container.</text:p>
      <text:p text:style-name="P9"/>
      <text:p text:style-name="P3"/>
      <text:p text:style-name="P7">Ce que j’aimerais faire différemment :</text:p>
      <text:p text:style-name="P7"/>
      <text:p text:style-name="P10">_ Ajouter un bouton delete pour supprimer les données d’un patient <text:span text:style-name="T2">(a finalement été fait)</text:span>;</text:p>
      <text:p text:style-name="P10"/>
      <text:p text:style-name="P9">_ Créer un microservice utilisateur pour pouvoir créer différents comptes utilisateur.<text:line-break/><text:line-break/><text:span text:style-name="T30">Créer une page d’accueil.</text:span></text:p>
      <text:p text:style-name="P9"/>
      <text:p text:style-name="P9"/>
      <text:p text:style-name="P9"/>
      <text:p text:style-name="P12"><text:span text:style-name="T3">Sprint </text:span><text:span text:style-name="T4">2</text:span></text:p>
      <text:p text:style-name="P13"/>
      <text:p text:style-name="P8">Ce qui s’est bien passé :</text:p>
      <text:p text:style-name="P8"/>
      <text:p text:style-name="P12"><text:span text:style-name="T6">_ </text:span><text:span text:style-name="T16">Je </text:span><text:span text:style-name="T17">me sens </text:span><text:span text:style-name="T16">plus à l’aise pour passer de la phase de test au déploiement de l’application sous docker, et dans l’autre sens.</text:span></text:p>
      <text:p text:style-name="P12"><text:span text:style-name="T16"/></text:p>
      <text:p text:style-name="P12"><text:soft-page-break/><text:span text:style-name="T16">_ </text:span><text:span text:style-name="T18">Je suis devenu familier sur la différence de SQL et NoSLQ et dans la pratiue de MongoDB.</text:span></text:p>
      <text:p text:style-name="P6"/>
      <text:p text:style-name="P6"/>
      <text:p text:style-name="P8">Ce qui aurait pu aller mieux :</text:p>
      <text:p text:style-name="P8"/>
      <text:p text:style-name="P19"><text:span text:style-name="T6">_ J</text:span><text:span text:style-name="T7">’ai eu une erreur en production, cela était dû à un changement de nom de mon jar et donc une non correspondance entre le jar et le Dockerfile</text:span><text:span text:style-name="T6">;<text:line-break/><text:line-break/>_ </text:span><text:span text:style-name="T8">Je n’arrivais pas à mettre la date avec la bonne zone horaire.<text:line-break/>J’ai finalement </text:span><text:span text:style-name="T9">réussi en </text:span><text:span text:style-name="T8">utilis</text:span><text:span text:style-name="T9">ant</text:span><text:span text:style-name="T8"> </text:span><text:span text:style-name="T24">LocalDateTime</text:span><text:span text:style-name="T25">.</text:span><text:span text:style-name="T26">now</text:span><text:span text:style-name="T25">(</text:span><text:span text:style-name="T27">ZoneId</text:span><text:span text:style-name="T25">.</text:span><text:span text:style-name="T26">of</text:span><text:span text:style-name="T25">(</text:span><text:span text:style-name="T28">"Europe/Paris"</text:span><text:span text:style-name="T25">))</text:span></text:p>
      <text:p text:style-name="P11"/>
      <text:p text:style-name="P12"><text:span text:style-name="T6">_ </text:span><text:span text:style-name="T10">Je n’arrivais pas à </text:span><text:span text:style-name="T11">démarrer</text:span><text:span text:style-name="T10"> mongodb, cela était dû au fait que la dernière version de mongodb n’était pas supporté par mon processeur.<text:line-break/>J’ai donc installé la version antérieure (la version 4.4).</text:span></text:p>
      <text:p text:style-name="P11"/>
      <text:p text:style-name="P4"/>
      <text:p text:style-name="P8">Ce que j’aimerais faire différemment :</text:p>
      <text:p text:style-name="P11"/>
      <text:p text:style-name="P18">Je ne sais pas encore.</text:p>
      <text:p text:style-name="P13"/>
      <text:p text:style-name="P13"/>
      <text:p text:style-name="P23"/>
      <text:p text:style-name="P23"/>
      <text:p text:style-name="P14">sprint <text:span text:style-name="T29">3</text:span></text:p>
      <text:p text:style-name="P15"/>
      <text:p text:style-name="P20"><text:span text:style-name="T5">Ce qui s’est bien passé :</text:span><text:span text:style-name="T6"><text:line-break/><text:line-break/>_ </text:span><text:span text:style-name="T12">L’algorithme de l’évaluation des risques de diabète ;</text:span></text:p>
      <text:p text:style-name="P17"/>
      <text:p text:style-name="P20"><text:span text:style-name="T6">_ Le </text:span><text:span text:style-name="T12">comptage des déclencheurs dans toutes les notes d’un patient.</text:span></text:p>
      <text:p text:style-name="P15"/>
      <text:p text:style-name="P15"/>
      <text:p text:style-name="P16">Ce qui aurait pu aller mieux :</text:p>
      <text:p text:style-name="P16"/>
      <text:p text:style-name="P17">_ </text:p>
      <text:p text:style-name="P17"/>
      <text:p text:style-name="P14"/>
      <text:p text:style-name="P16">Ce que j’aimerais faire différemment :</text:p>
      <text:p text:style-name="P16"/>
      <text:p text:style-name="P20"><text:soft-page-break/><text:span text:style-name="T6">_ </text:span><text:span text:style-name="T13">Mettre les mots déclencheurs dans un fichier à part </text:span><text:span text:style-name="T14">(ils sont pour le moment dans la méthode de comptage dans </text:span><text:span text:style-name="T15">la classe</text:span><text:span text:style-name="T14"> </text:span><text:span text:style-name="T15">TriggerS</text:span><text:span text:style-name="T14">ervice)</text:span><text:span text:style-name="T13">.<text:line-break/><text:line-break/>_ Utiliser une méthode pour traduire les mots français ou anglais dans l’autre langue </text:span><text:span text:style-name="T14">(pour l’instant j’ai simplement traduit les mots français en anglais et les ai ajouté à la list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6:41:00.550469922</meta:creation-date>
    <dc:date>2021-08-14T18:40:17.390505824</dc:date>
    <meta:editing-duration>PT1H11M4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" meta:paragraph-count="27" meta:word-count="375" meta:character-count="2169" meta:non-whitespace-character-count="1816"/>
  </office:meta>
</office:document-meta>
</file>